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5in" fo:margin-right="0in" fo:line-height="115%" fo:text-indent="0in" style:auto-text-indent="false" fo:break-before="auto" fo:break-after="auto" style:writing-mode="lr-tb"/>
    </style:style>
    <style:style style:name="P3" style:family="paragraph" style:parent-style-name="Standard">
      <style:paragraph-properties fo:margin-left="1in" fo:margin-right="0in" fo:line-height="115%" fo:text-indent="0in" style:auto-text-indent="false" fo:break-before="auto" fo:break-after="auto" style:writing-mode="lr-tb"/>
    </style:style>
    <style:style style:name="P4" style:family="paragraph" style:parent-style-name="Standard">
      <style:paragraph-properties fo:margin-left="0.5in" fo:margin-right="0in" fo:line-height="115%" fo:text-indent="0.5in" style:auto-text-indent="false" fo:break-before="auto" fo:break-after="auto" style:writing-mode="lr-tb"/>
    </style:style>
    <style:style style:name="P5" style:family="paragraph" style:parent-style-name="Standard">
      <style:paragraph-properties fo:margin-left="0in" fo:margin-right="0in" fo:line-height="115%" fo:text-indent="0in" style:auto-text-indent="false" fo:break-before="auto" fo:break-after="auto" style:writing-mode="lr-tb"/>
    </style:style>
    <style:style style:name="P6" style:family="paragraph" style:parent-style-name="Standard" style:master-page-name="Standard">
      <style:paragraph-properties fo:line-height="115%" style:page-number="auto" fo:break-before="auto" fo:break-after="auto" style:writing-mode="lr-tb"/>
    </style:style>
    <style:style style:name="P7" style:family="paragraph" style:parent-style-name="Standard">
      <style:paragraph-properties fo:margin-left="0in" fo:margin-right="0in" fo:line-height="115%" fo:text-indent="0in" style:auto-text-indent="false" fo:break-before="auto" fo:break-after="auto" style:writing-mode="lr-tb"/>
      <style:text-properties fo:color="#cccccc"/>
    </style:style>
    <style:style style:name="P8" style:family="paragraph" style:parent-style-name="Standard">
      <style:paragraph-properties fo:margin-left="0in" fo:margin-right="0in" fo:line-height="115%" fo:text-indent="0in" style:auto-text-indent="false" fo:break-before="auto" fo:break-after="auto" style:writing-mode="lr-tb"/>
    </style:style>
    <style:style style:name="P9" style:family="paragraph" style:parent-style-name="Standard">
      <style:paragraph-properties fo:margin-left="0in" fo:margin-right="0in" fo:line-height="115%" fo:text-indent="0in" style:auto-text-indent="false" style:writing-mode="lr-tb"/>
    </style:style>
    <style:style style:name="P10" style:family="paragraph" style:parent-style-name="Standard">
      <style:paragraph-properties fo:line-height="115%" style:writing-mode="lr-tb"/>
    </style:style>
    <style:style style:name="P11" style:family="paragraph" style:parent-style-name="Standard">
      <style:paragraph-properties fo:line-height="115%" fo:break-before="auto" fo:break-after="auto" style:writing-mode="lr-tb"/>
    </style:style>
    <style:style style:name="P12" style:family="paragraph" style:parent-style-name="Standard">
      <style:paragraph-properties fo:margin-left="0.5in" fo:margin-right="0in" fo:line-height="115%" fo:text-indent="0in" style:auto-text-indent="false" style:writing-mode="lr-tb"/>
    </style:style>
    <style:style style:name="P13" style:family="paragraph" style:parent-style-name="Standard">
      <style:paragraph-properties fo:margin-left="0.5in" fo:margin-right="0in" fo:line-height="115%" fo:text-indent="0in" style:auto-text-indent="false" fo:break-before="auto" fo:break-after="auto" style:writing-mode="lr-tb"/>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color="#cccccc"/>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eparate</text:span><text:span text:style-name="T1"> </text:span><text:span text:style-name="T1">Compilation</text:span> </text:p>
      <text:p text:style-name="P1"/>
      <text:p text:style-name="P1">Separate Compilation is the process of breaking a C++ program into separate files to improve organization. Parts of the program can be spread out over a number of different files that are later \Keyword{linked} using a linker to produce the final, working program. When changes are made, only those files with changes need to be recompiled, the result of which can then be relinked with the previously-compiled files. This process is nearly invisible in most development environments, which recompile and relink these files automatically, which leaves the user with the sole task of making changes where they are needed. </text:p>
      <text:p text:style-name="P10"/>
      <text:p text:style-name="P10">One of the most basic applications of separate compilation is used when writing abstract data types (ADT’s). Recall that in a \Code{class}, there are declaration and definition sections. The declaration contains class functions and variables, both public and private, while the definition section is where the function definitions and most actual code can be found. The process of separate compilation takes the two sections and splits them into separate files to be written and maintained separately and later used together to create a working program. </text:p>
      <text:p text:style-name="P1"/>
      <text:p text:style-name="P1">Declarations will be put into the \Keyword{<text:span text:style-name="T2">interface}</text:span> file or the \Keyword{header file} which typically has a \Code{<text:span text:style-name="T2">.h} suffix. <text:s/></text:span><text:span text:style-name="T4">In most code written by novice programmers, there will be only one </text:span>class declaration in each header file. To use the class in your code elsewhere, you should use \Code{#include} followed by the file name in double quotes. Here is an example of the contents of an interface file called \Code{student.h}:</text:p>
      <text:p text:style-name="P2"/>
      <text:p text:style-name="P12">#include string</text:p>
      <text:p text:style-name="P9"/>
      <text:p text:style-name="P9"><text:tab/>using namespace std;</text:p>
      <text:p text:style-name="P12"/>
      <text:p text:style-name="P2">class student</text:p>
      <text:p text:style-name="P2">{</text:p>
      <text:p text:style-name="P2">public:</text:p>
      <text:p text:style-name="P12"><text:tab/>student();</text:p>
      <text:p text:style-name="P3">int getage();</text:p>
      <text:p text:style-name="P4">void setage(int update);</text:p>
      <text:p text:style-name="P4">int getID();</text:p>
      <text:p text:style-name="P4">void setID(int update);</text:p>
      <text:p text:style-name="P4">string getname();</text:p>
      <text:p text:style-name="P4">void setname(string update);</text:p>
      <text:p text:style-name="P2">private:</text:p>
      <text:p text:style-name="P2"><text:tab/>int age;</text:p>
      <text:p text:style-name="P2"><text:tab/>int ID;</text:p>
      <text:p text:style-name="P2"><text:tab/>string name;</text:p>
      <text:p text:style-name="P2">};</text:p>
      <text:p text:style-name="P5"/>
      <text:p text:style-name="P5"><text:soft-page-break/>To use the \Code{student} class in some other source code file, that file should include the following line:</text:p>
      <text:p text:style-name="P9"/>
      <text:p text:style-name="P9">#include “student.h” </text:p>
      <text:p text:style-name="P9"/>
      <text:p text:style-name="P9">The quotes around \Code{student.h} tell the compiler to locate the header file in the same directory as the current file.</text:p>
      <text:p text:style-name="P5"/>
      <text:p text:style-name="P5">The \Keyword{<text:span text:style-name="T2">implementation} </text:span>file will include all the function definitions for the \Code{student} class. The implementation file can be called anything the programer wants, but typically ends with a \Code{<text:span text:style-name="T2">.cpp} suffix</text:span>. For example, the implementation file for \Code{student} will probably be \Code{student.cpp}.</text:p>
      <text:p text:style-name="P5"/>
      <text:p text:style-name="P9">To ensure that a new implementation file is compiled into your program, you do not need to #include anything. However, the development environment will automatically compile and link the \Code{.cpp} if it has been added to your project. The only file that you need to \Code{#include} are header files. </text:p>
      <text:p text:style-name="P5"/>
      <text:p text:style-name="P5">To avoid linker errors, your code should build in safeguards to ensure that classes and functions are not declared more than once within the same program. These safeguards are simple, and should be included in each header file. For example, we place the following two lines at the top of the file \Code{student.h}:</text:p>
      <text:p text:style-name="P5"/>
      <text:p text:style-name="P5">#ifndef STUDENT_H // STUDENT_H could be anything </text:p>
      <text:p text:style-name="P9">#define STUDENT_H // as long as it is unique to this file</text:p>
      <text:p text:style-name="P9"/>
      <text:p text:style-name="P9">The following line should go at the end of the same file:</text:p>
      <text:p text:style-name="P9"/>
      <text:p text:style-name="P5">#endif //STUDENT_H – a reminder about the #ifndef above </text:p>
      <text:p text:style-name="P9"/>
      <text:p text:style-name="P5">These three lines do the following:</text:p>
      <text:p text:style-name="P9"/>
      <text:p text:style-name="P9">\begin{enumerate}</text:p>
      <text:p text:style-name="P9">\item Test if \Code{STUDENT_H} has been previously defined (usually because this header file has been previously included).</text:p>
      <text:p text:style-name="P9">\item If it has not been defined, define it now and proceed with compiling the code between the \Code{#ifndef} and \Code{#endif}.</text:p>
      <text:p text:style-name="P5">\item Close the \Code{#ifndef} block. If \Code{STUDENT_H} was previously defined, skip to the line after this one.</text:p>
      <text:p text:style-name="P9">\end{enumerate}</text:p>
      <text:p text:style-name="P9"><text:line-break/>Here is an example of what these lines look like alongside some actual code:</text:p>
      <text:p text:style-name="P5"><text:line-break/>#ifndef STUDENT_H</text:p>
      <text:p text:style-name="P5"><text:soft-page-break/>#define STUDENT_H</text:p>
      <text:p text:style-name="P5"><text:span text:style-name="T3">#</text:span><text:span text:style-name="T3">include</text:span><text:span text:style-name="T3"> &lt;</text:span><text:span text:style-name="T3">iostream</text:span><text:span text:style-name="T3">&gt;</text:span></text:p>
      <text:p text:style-name="P5"><text:span text:style-name="T3">using</text:span><text:span text:style-name="T3"> </text:span><text:span text:style-name="T3">namespace</text:span><text:span text:style-name="T3"> </text:span><text:span text:style-name="T3">std</text:span><text:span text:style-name="T3">;</text:span></text:p>
      <text:p text:style-name="P5"><text:span text:style-name="T3"/></text:p>
      <text:p text:style-name="P9"><text:span text:style-name="T3">class</text:span><text:span text:style-name="T3"> student</text:span></text:p>
      <text:p text:style-name="P7">{</text:p>
      <text:p text:style-name="P5"><text:span text:style-name="T3">//</text:span><text:span text:style-name="T3">class</text:span><text:span text:style-name="T3"> </text:span><text:span text:style-name="T3">declaration</text:span><text:span text:style-name="T3"> </text:span><text:span text:style-name="T3">because</text:span><text:span text:style-name="T3"> </text:span><text:span text:style-name="T3">this</text:span><text:span text:style-name="T3"> </text:span><text:span text:style-name="T3">is</text:span><text:span text:style-name="T3"> </text:span><text:span text:style-name="T3">an</text:span><text:span text:style-name="T3"> </text:span><text:span text:style-name="T3">interface</text:span><text:span text:style-name="T3"> </text:span><text:span text:style-name="T3">file</text:span></text:p>
      <text:p text:style-name="P7">};</text:p>
      <text:p text:style-name="P5"/>
      <text:p text:style-name="P9">#endif//STUDENT_H</text:p>
      <text:p text:style-name="P5"/>
      <text:p text:style-name="P5">Following this example will ensure that the \Code{student} class is only defined o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4</meta:editing-cycles>
    <dc:date>2013-08-02T22:03:07.03</dc:date>
    <meta:editing-duration>PT5H26M57S</meta:editing-duration>
    <meta:document-statistic meta:table-count="0" meta:image-count="0" meta:object-count="0" meta:page-count="3" meta:paragraph-count="48" meta:word-count="623" meta:character-count="4005"/>
  </office:meta>
</office:document-meta>
</file>